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o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office:value-type="string" calcext:value-type="string">
            <text:p>restaur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vej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number-columns-repeated="1020"/>
        </table:table-row>
        <table:table-row table:style-name="ro1" table:number-rows-repeated="10483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240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3:55:57.920539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21T14:03:12.042989660</dc:date>
    <meta:editing-duration>PT20H14M19S</meta:editing-duration>
    <meta:editing-cycles>33</meta:editing-cycles>
    <meta:generator>LibreOffice/6.1.5.2$Linux_X86_64 LibreOffice_project/10$Build-2</meta:generator>
    <meta:document-statistic meta:table-count="1" meta:cell-count="825" meta:object-count="0"/>
  </office:meta>
</office:document-meta>
</file>